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8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20.870401" calcext:value-type="float">
            <text:p>20.870401</text:p>
          </table:table-cell>
          <table:table-cell/>
          <table:table-cell office:value-type="string" calcext:value-type="string">
            <text:p>standart deviation:</text:p>
          </table:table-cell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/>
          <table:table-cell table:style-name="ce1" table:formula="of:=STDEV([.A1:.A308])" office:value-type="float" office:value="0.326353692353081" calcext:value-type="float">
            <text:p>0.3263536924</text:p>
          </table:table-cell>
        </table:table-row>
        <table:table-row table:style-name="ro1">
          <table:table-cell office:value-type="float" office:value="21.641752" calcext:value-type="float">
            <text:p>21.641752</text:p>
          </table:table-cell>
          <table:table-cell table:number-columns-repeated="2"/>
        </table:table-row>
        <table:table-row table:style-name="ro1">
          <table:table-cell office:value-type="float" office:value="22.438597" calcext:value-type="float">
            <text:p>22.438597</text:p>
          </table:table-cell>
          <table:table-cell table:number-columns-repeated="2"/>
        </table:table-row>
        <table:table-row table:style-name="ro1">
          <table:table-cell office:value-type="float" office:value="21.963917" calcext:value-type="float">
            <text:p>21.96391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1.434443" calcext:value-type="float">
            <text:p>21.434443</text:p>
          </table:table-cell>
          <table:table-cell table:number-columns-repeated="2"/>
        </table:table-row>
        <table:table-row table:style-name="ro1">
          <table:table-cell office:value-type="float" office:value="21.963917" calcext:value-type="float">
            <text:p>21.963917</text:p>
          </table:table-cell>
          <table:table-cell table:number-columns-repeated="2"/>
        </table:table-row>
        <table:table-row table:style-name="ro1">
          <table:table-cell office:value-type="float" office:value="21.641752" calcext:value-type="float">
            <text:p>21.641752</text:p>
          </table:table-cell>
          <table:table-cell table:number-columns-repeated="2"/>
        </table:table-row>
        <table:table-row table:style-name="ro1">
          <table:table-cell office:value-type="float" office:value="22.10965" calcext:value-type="float">
            <text:p>22.10965</text:p>
          </table:table-cell>
          <table:table-cell table:number-columns-repeated="2"/>
        </table:table-row>
        <table:table-row table:style-name="ro1">
          <table:table-cell office:value-type="float" office:value="21.434443" calcext:value-type="float">
            <text:p>21.434443</text:p>
          </table:table-cell>
          <table:table-cell table:number-columns-repeated="2"/>
        </table:table-row>
        <table:table-row table:style-name="ro1">
          <table:table-cell office:value-type="float" office:value="22.438597" calcext:value-type="float">
            <text:p>22.438597</text:p>
          </table:table-cell>
          <table:table-cell table:number-columns-repeated="2"/>
        </table:table-row>
        <table:table-row table:style-name="ro1">
          <table:table-cell office:value-type="float" office:value="22.10965" calcext:value-type="float">
            <text:p>22.10965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1.641752" calcext:value-type="float">
            <text:p>21.641752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1.963917" calcext:value-type="float">
            <text:p>21.963917</text:p>
          </table:table-cell>
          <table:table-cell table:number-columns-repeated="2"/>
        </table:table-row>
        <table:table-row table:style-name="ro1">
          <table:table-cell office:value-type="float" office:value="21.963917" calcext:value-type="float">
            <text:p>21.96391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1.963917" calcext:value-type="float">
            <text:p>21.96391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10965" calcext:value-type="float">
            <text:p>22.10965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1.963917" calcext:value-type="float">
            <text:p>21.96391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438597" calcext:value-type="float">
            <text:p>22.438597</text:p>
          </table:table-cell>
          <table:table-cell table:number-columns-repeated="2"/>
        </table:table-row>
        <table:table-row table:style-name="ro1">
          <table:table-cell office:value-type="float" office:value="22.438597" calcext:value-type="float">
            <text:p>22.438597</text:p>
          </table:table-cell>
          <table:table-cell table:number-columns-repeated="2"/>
        </table:table-row>
        <table:table-row table:style-name="ro1">
          <table:table-cell office:value-type="float" office:value="22.10965" calcext:value-type="float">
            <text:p>22.10965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438597" calcext:value-type="float">
            <text:p>22.43859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1.434443" calcext:value-type="float">
            <text:p>21.434443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438597" calcext:value-type="float">
            <text:p>22.43859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1.641752" calcext:value-type="float">
            <text:p>21.64175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10965" calcext:value-type="float">
            <text:p>22.10965</text:p>
          </table:table-cell>
          <table:table-cell table:number-columns-repeated="2"/>
        </table:table-row>
        <table:table-row table:style-name="ro1">
          <table:table-cell office:value-type="float" office:value="22.10965" calcext:value-type="float">
            <text:p>22.10965</text:p>
          </table:table-cell>
          <table:table-cell table:number-columns-repeated="2"/>
        </table:table-row>
        <table:table-row table:style-name="ro1">
          <table:table-cell office:value-type="float" office:value="21.963917" calcext:value-type="float">
            <text:p>21.963917</text:p>
          </table:table-cell>
          <table:table-cell table:number-columns-repeated="2"/>
        </table:table-row>
        <table:table-row table:style-name="ro1">
          <table:table-cell office:value-type="float" office:value="21.434443" calcext:value-type="float">
            <text:p>21.434443</text:p>
          </table:table-cell>
          <table:table-cell table:number-columns-repeated="2"/>
        </table:table-row>
        <table:table-row table:style-name="ro1">
          <table:table-cell office:value-type="float" office:value="21.641752" calcext:value-type="float">
            <text:p>21.641752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10965" calcext:value-type="float">
            <text:p>22.10965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10965" calcext:value-type="float">
            <text:p>22.10965</text:p>
          </table:table-cell>
          <table:table-cell table:number-columns-repeated="2"/>
        </table:table-row>
        <table:table-row table:style-name="ro1">
          <table:table-cell office:value-type="float" office:value="21.963917" calcext:value-type="float">
            <text:p>21.96391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1.963917" calcext:value-type="float">
            <text:p>21.963917</text:p>
          </table:table-cell>
          <table:table-cell table:number-columns-repeated="2"/>
        </table:table-row>
        <table:table-row table:style-name="ro1">
          <table:table-cell office:value-type="float" office:value="21.641752" calcext:value-type="float">
            <text:p>21.641752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10965" calcext:value-type="float">
            <text:p>22.10965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1.641752" calcext:value-type="float">
            <text:p>21.641752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1.963917" calcext:value-type="float">
            <text:p>21.963917</text:p>
          </table:table-cell>
          <table:table-cell table:number-columns-repeated="2"/>
        </table:table-row>
        <table:table-row table:style-name="ro1">
          <table:table-cell office:value-type="float" office:value="22.438597" calcext:value-type="float">
            <text:p>22.43859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10965" calcext:value-type="float">
            <text:p>22.10965</text:p>
          </table:table-cell>
          <table:table-cell table:number-columns-repeated="2"/>
        </table:table-row>
        <table:table-row table:style-name="ro1">
          <table:table-cell office:value-type="float" office:value="21.641752" calcext:value-type="float">
            <text:p>21.641752</text:p>
          </table:table-cell>
          <table:table-cell table:number-columns-repeated="2"/>
        </table:table-row>
        <table:table-row table:style-name="ro1">
          <table:table-cell office:value-type="float" office:value="22.438597" calcext:value-type="float">
            <text:p>22.43859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10965" calcext:value-type="float">
            <text:p>22.10965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1.641752" calcext:value-type="float">
            <text:p>21.641752</text:p>
          </table:table-cell>
          <table:table-cell table:number-columns-repeated="2"/>
        </table:table-row>
        <table:table-row table:style-name="ro1">
          <table:table-cell office:value-type="float" office:value="22.438597" calcext:value-type="float">
            <text:p>22.438597</text:p>
          </table:table-cell>
          <table:table-cell table:number-columns-repeated="2"/>
        </table:table-row>
        <table:table-row table:style-name="ro1">
          <table:table-cell office:value-type="float" office:value="22.438597" calcext:value-type="float">
            <text:p>22.43859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438597" calcext:value-type="float">
            <text:p>22.438597</text:p>
          </table:table-cell>
          <table:table-cell table:number-columns-repeated="2"/>
        </table:table-row>
        <table:table-row table:style-name="ro1">
          <table:table-cell office:value-type="float" office:value="21.641752" calcext:value-type="float">
            <text:p>21.641752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10965" calcext:value-type="float">
            <text:p>22.10965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1.641752" calcext:value-type="float">
            <text:p>21.641752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438597" calcext:value-type="float">
            <text:p>22.43859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10965" calcext:value-type="float">
            <text:p>22.10965</text:p>
          </table:table-cell>
          <table:table-cell table:number-columns-repeated="2"/>
        </table:table-row>
        <table:table-row table:style-name="ro1">
          <table:table-cell office:value-type="float" office:value="21.434443" calcext:value-type="float">
            <text:p>21.434443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1.641752" calcext:value-type="float">
            <text:p>21.641752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438597" calcext:value-type="float">
            <text:p>22.43859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438597" calcext:value-type="float">
            <text:p>22.438597</text:p>
          </table:table-cell>
          <table:table-cell table:number-columns-repeated="2"/>
        </table:table-row>
        <table:table-row table:style-name="ro1">
          <table:table-cell office:value-type="float" office:value="22.10965" calcext:value-type="float">
            <text:p>22.10965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1.641752" calcext:value-type="float">
            <text:p>21.641752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438597" calcext:value-type="float">
            <text:p>22.43859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0.870401" calcext:value-type="float">
            <text:p>20.870401</text:p>
          </table:table-cell>
          <table:table-cell table:number-columns-repeated="2"/>
        </table:table-row>
        <table:table-row table:style-name="ro1">
          <table:table-cell office:value-type="float" office:value="21.963917" calcext:value-type="float">
            <text:p>21.963917</text:p>
          </table:table-cell>
          <table:table-cell table:number-columns-repeated="2"/>
        </table:table-row>
        <table:table-row table:style-name="ro1">
          <table:table-cell office:value-type="float" office:value="22.438597" calcext:value-type="float">
            <text:p>22.43859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438597" calcext:value-type="float">
            <text:p>22.43859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1.641752" calcext:value-type="float">
            <text:p>21.641752</text:p>
          </table:table-cell>
          <table:table-cell table:number-columns-repeated="2"/>
        </table:table-row>
        <table:table-row table:style-name="ro1">
          <table:table-cell office:value-type="float" office:value="22.438597" calcext:value-type="float">
            <text:p>22.438597</text:p>
          </table:table-cell>
          <table:table-cell table:number-columns-repeated="2"/>
        </table:table-row>
        <table:table-row table:style-name="ro1">
          <table:table-cell office:value-type="float" office:value="22.438597" calcext:value-type="float">
            <text:p>22.438597</text:p>
          </table:table-cell>
          <table:table-cell table:number-columns-repeated="2"/>
        </table:table-row>
        <table:table-row table:style-name="ro1">
          <table:table-cell office:value-type="float" office:value="21.434443" calcext:value-type="float">
            <text:p>21.434443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438597" calcext:value-type="float">
            <text:p>22.43859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438597" calcext:value-type="float">
            <text:p>22.438597</text:p>
          </table:table-cell>
          <table:table-cell table:number-columns-repeated="2"/>
        </table:table-row>
        <table:table-row table:style-name="ro1">
          <table:table-cell office:value-type="float" office:value="22.438597" calcext:value-type="float">
            <text:p>22.43859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1.434443" calcext:value-type="float">
            <text:p>21.434443</text:p>
          </table:table-cell>
          <table:table-cell table:number-columns-repeated="2"/>
        </table:table-row>
        <table:table-row table:style-name="ro1">
          <table:table-cell office:value-type="float" office:value="22.10965" calcext:value-type="float">
            <text:p>22.10965</text:p>
          </table:table-cell>
          <table:table-cell table:number-columns-repeated="2"/>
        </table:table-row>
        <table:table-row table:style-name="ro1">
          <table:table-cell office:value-type="float" office:value="22.438597" calcext:value-type="float">
            <text:p>22.438597</text:p>
          </table:table-cell>
          <table:table-cell table:number-columns-repeated="2"/>
        </table:table-row>
        <table:table-row table:style-name="ro1">
          <table:table-cell office:value-type="float" office:value="21.963917" calcext:value-type="float">
            <text:p>21.96391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1.963917" calcext:value-type="float">
            <text:p>21.96391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438597" calcext:value-type="float">
            <text:p>22.43859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1.963917" calcext:value-type="float">
            <text:p>21.96391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438597" calcext:value-type="float">
            <text:p>22.43859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1.434443" calcext:value-type="float">
            <text:p>21.434443</text:p>
          </table:table-cell>
          <table:table-cell table:number-columns-repeated="2"/>
        </table:table-row>
        <table:table-row table:style-name="ro1">
          <table:table-cell office:value-type="float" office:value="21.641752" calcext:value-type="float">
            <text:p>21.641752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438597" calcext:value-type="float">
            <text:p>22.43859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1.641752" calcext:value-type="float">
            <text:p>21.641752</text:p>
          </table:table-cell>
          <table:table-cell table:number-columns-repeated="2"/>
        </table:table-row>
        <table:table-row table:style-name="ro1">
          <table:table-cell office:value-type="float" office:value="22.438597" calcext:value-type="float">
            <text:p>22.43859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1.641752" calcext:value-type="float">
            <text:p>21.641752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1.963917" calcext:value-type="float">
            <text:p>21.963917</text:p>
          </table:table-cell>
          <table:table-cell table:number-columns-repeated="2"/>
        </table:table-row>
        <table:table-row table:style-name="ro1">
          <table:table-cell office:value-type="float" office:value="21.963917" calcext:value-type="float">
            <text:p>21.96391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1.963917" calcext:value-type="float">
            <text:p>21.963917</text:p>
          </table:table-cell>
          <table:table-cell table:number-columns-repeated="2"/>
        </table:table-row>
        <table:table-row table:style-name="ro1">
          <table:table-cell office:value-type="float" office:value="21.641752" calcext:value-type="float">
            <text:p>21.641752</text:p>
          </table:table-cell>
          <table:table-cell table:number-columns-repeated="2"/>
        </table:table-row>
        <table:table-row table:style-name="ro1">
          <table:table-cell office:value-type="float" office:value="22.10965" calcext:value-type="float">
            <text:p>22.10965</text:p>
          </table:table-cell>
          <table:table-cell table:number-columns-repeated="2"/>
        </table:table-row>
        <table:table-row table:style-name="ro1">
          <table:table-cell office:value-type="float" office:value="21.963917" calcext:value-type="float">
            <text:p>21.96391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1.963917" calcext:value-type="float">
            <text:p>21.963917</text:p>
          </table:table-cell>
          <table:table-cell table:number-columns-repeated="2"/>
        </table:table-row>
        <table:table-row table:style-name="ro1">
          <table:table-cell office:value-type="float" office:value="21.641752" calcext:value-type="float">
            <text:p>21.641752</text:p>
          </table:table-cell>
          <table:table-cell table:number-columns-repeated="2"/>
        </table:table-row>
        <table:table-row table:style-name="ro1">
          <table:table-cell office:value-type="float" office:value="22.438597" calcext:value-type="float">
            <text:p>22.438597</text:p>
          </table:table-cell>
          <table:table-cell table:number-columns-repeated="2"/>
        </table:table-row>
        <table:table-row table:style-name="ro1">
          <table:table-cell office:value-type="float" office:value="21.641752" calcext:value-type="float">
            <text:p>21.641752</text:p>
          </table:table-cell>
          <table:table-cell table:number-columns-repeated="2"/>
        </table:table-row>
        <table:table-row table:style-name="ro1">
          <table:table-cell office:value-type="float" office:value="21.963917" calcext:value-type="float">
            <text:p>21.96391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1.641752" calcext:value-type="float">
            <text:p>21.641752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10965" calcext:value-type="float">
            <text:p>22.10965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438597" calcext:value-type="float">
            <text:p>22.438597</text:p>
          </table:table-cell>
          <table:table-cell table:number-columns-repeated="2"/>
        </table:table-row>
        <table:table-row table:style-name="ro1">
          <table:table-cell office:value-type="float" office:value="22.438597" calcext:value-type="float">
            <text:p>22.43859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438597" calcext:value-type="float">
            <text:p>22.438597</text:p>
          </table:table-cell>
          <table:table-cell table:number-columns-repeated="2"/>
        </table:table-row>
        <table:table-row table:style-name="ro1">
          <table:table-cell office:value-type="float" office:value="21.434443" calcext:value-type="float">
            <text:p>21.434443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1.434443" calcext:value-type="float">
            <text:p>21.434443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1.963917" calcext:value-type="float">
            <text:p>21.96391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10965" calcext:value-type="float">
            <text:p>22.10965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1.641752" calcext:value-type="float">
            <text:p>21.641752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1.434443" calcext:value-type="float">
            <text:p>21.434443</text:p>
          </table:table-cell>
          <table:table-cell table:number-columns-repeated="2"/>
        </table:table-row>
        <table:table-row table:style-name="ro1">
          <table:table-cell office:value-type="float" office:value="22.10965" calcext:value-type="float">
            <text:p>22.10965</text:p>
          </table:table-cell>
          <table:table-cell table:number-columns-repeated="2"/>
        </table:table-row>
        <table:table-row table:style-name="ro1">
          <table:table-cell office:value-type="float" office:value="22.438597" calcext:value-type="float">
            <text:p>22.43859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10965" calcext:value-type="float">
            <text:p>22.10965</text:p>
          </table:table-cell>
          <table:table-cell table:number-columns-repeated="2"/>
        </table:table-row>
        <table:table-row table:style-name="ro1">
          <table:table-cell office:value-type="float" office:value="21.641752" calcext:value-type="float">
            <text:p>21.641752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10965" calcext:value-type="float">
            <text:p>22.10965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438597" calcext:value-type="float">
            <text:p>22.438597</text:p>
          </table:table-cell>
          <table:table-cell table:number-columns-repeated="2"/>
        </table:table-row>
        <table:table-row table:style-name="ro1">
          <table:table-cell office:value-type="float" office:value="21.963917" calcext:value-type="float">
            <text:p>21.963917</text:p>
          </table:table-cell>
          <table:table-cell table:number-columns-repeated="2"/>
        </table:table-row>
        <table:table-row table:style-name="ro1">
          <table:table-cell office:value-type="float" office:value="22.438597" calcext:value-type="float">
            <text:p>22.438597</text:p>
          </table:table-cell>
          <table:table-cell table:number-columns-repeated="2"/>
        </table:table-row>
        <table:table-row table:style-name="ro1">
          <table:table-cell office:value-type="float" office:value="21.963917" calcext:value-type="float">
            <text:p>21.96391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1.641752" calcext:value-type="float">
            <text:p>21.641752</text:p>
          </table:table-cell>
          <table:table-cell table:number-columns-repeated="2"/>
        </table:table-row>
        <table:table-row table:style-name="ro1">
          <table:table-cell office:value-type="float" office:value="21.434443" calcext:value-type="float">
            <text:p>21.434443</text:p>
          </table:table-cell>
          <table:table-cell table:number-columns-repeated="2"/>
        </table:table-row>
        <table:table-row table:style-name="ro1">
          <table:table-cell office:value-type="float" office:value="22.438597" calcext:value-type="float">
            <text:p>22.438597</text:p>
          </table:table-cell>
          <table:table-cell table:number-columns-repeated="2"/>
        </table:table-row>
        <table:table-row table:style-name="ro1">
          <table:table-cell office:value-type="float" office:value="21.963917" calcext:value-type="float">
            <text:p>21.96391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1.963917" calcext:value-type="float">
            <text:p>21.963917</text:p>
          </table:table-cell>
          <table:table-cell table:number-columns-repeated="2"/>
        </table:table-row>
        <table:table-row table:style-name="ro1">
          <table:table-cell office:value-type="float" office:value="22.10965" calcext:value-type="float">
            <text:p>22.10965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1.434443" calcext:value-type="float">
            <text:p>21.434443</text:p>
          </table:table-cell>
          <table:table-cell table:number-columns-repeated="2"/>
        </table:table-row>
        <table:table-row table:style-name="ro1">
          <table:table-cell office:value-type="float" office:value="21.434443" calcext:value-type="float">
            <text:p>21.434443</text:p>
          </table:table-cell>
          <table:table-cell table:number-columns-repeated="2"/>
        </table:table-row>
        <table:table-row table:style-name="ro1">
          <table:table-cell office:value-type="float" office:value="21.963917" calcext:value-type="float">
            <text:p>21.96391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1.434443" calcext:value-type="float">
            <text:p>21.434443</text:p>
          </table:table-cell>
          <table:table-cell table:number-columns-repeated="2"/>
        </table:table-row>
        <table:table-row table:style-name="ro1">
          <table:table-cell office:value-type="float" office:value="22.438597" calcext:value-type="float">
            <text:p>22.438597</text:p>
          </table:table-cell>
          <table:table-cell table:number-columns-repeated="2"/>
        </table:table-row>
        <table:table-row table:style-name="ro1">
          <table:table-cell office:value-type="float" office:value="22.10965" calcext:value-type="float">
            <text:p>22.10965</text:p>
          </table:table-cell>
          <table:table-cell table:number-columns-repeated="2"/>
        </table:table-row>
        <table:table-row table:style-name="ro1">
          <table:table-cell office:value-type="float" office:value="21.963917" calcext:value-type="float">
            <text:p>21.963917</text:p>
          </table:table-cell>
          <table:table-cell table:number-columns-repeated="2"/>
        </table:table-row>
        <table:table-row table:style-name="ro1">
          <table:table-cell office:value-type="float" office:value="21.641752" calcext:value-type="float">
            <text:p>21.641752</text:p>
          </table:table-cell>
          <table:table-cell table:number-columns-repeated="2"/>
        </table:table-row>
        <table:table-row table:style-name="ro1">
          <table:table-cell office:value-type="float" office:value="21.963917" calcext:value-type="float">
            <text:p>21.96391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1.434443" calcext:value-type="float">
            <text:p>21.434443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1.434443" calcext:value-type="float">
            <text:p>21.434443</text:p>
          </table:table-cell>
          <table:table-cell table:number-columns-repeated="2"/>
        </table:table-row>
        <table:table-row table:style-name="ro1">
          <table:table-cell office:value-type="float" office:value="20.200634" calcext:value-type="float">
            <text:p>20.200634</text:p>
          </table:table-cell>
          <table:table-cell table:number-columns-repeated="2"/>
        </table:table-row>
        <table:table-row table:style-name="ro1">
          <table:table-cell office:value-type="float" office:value="21.641752" calcext:value-type="float">
            <text:p>21.641752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438597" calcext:value-type="float">
            <text:p>22.43859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1.963917" calcext:value-type="float">
            <text:p>21.963917</text:p>
          </table:table-cell>
          <table:table-cell table:number-columns-repeated="2"/>
        </table:table-row>
        <table:table-row table:style-name="ro1">
          <table:table-cell office:value-type="float" office:value="22.10965" calcext:value-type="float">
            <text:p>22.10965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438597" calcext:value-type="float">
            <text:p>22.438597</text:p>
          </table:table-cell>
          <table:table-cell table:number-columns-repeated="2"/>
        </table:table-row>
        <table:table-row table:style-name="ro1">
          <table:table-cell office:value-type="float" office:value="21.641752" calcext:value-type="float">
            <text:p>21.641752</text:p>
          </table:table-cell>
          <table:table-cell table:number-columns-repeated="2"/>
        </table:table-row>
        <table:table-row table:style-name="ro1">
          <table:table-cell office:value-type="float" office:value="21.963917" calcext:value-type="float">
            <text:p>21.963917</text:p>
          </table:table-cell>
          <table:table-cell table:number-columns-repeated="2"/>
        </table:table-row>
        <table:table-row table:style-name="ro1">
          <table:table-cell office:value-type="float" office:value="22.10965" calcext:value-type="float">
            <text:p>22.10965</text:p>
          </table:table-cell>
          <table:table-cell table:number-columns-repeated="2"/>
        </table:table-row>
        <table:table-row table:style-name="ro1">
          <table:table-cell office:value-type="float" office:value="21.434443" calcext:value-type="float">
            <text:p>21.434443</text:p>
          </table:table-cell>
          <table:table-cell table:number-columns-repeated="2"/>
        </table:table-row>
        <table:table-row table:style-name="ro1">
          <table:table-cell office:value-type="float" office:value="21.963917" calcext:value-type="float">
            <text:p>21.96391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0.870401" calcext:value-type="float">
            <text:p>20.870401</text:p>
          </table:table-cell>
          <table:table-cell table:number-columns-repeated="2"/>
        </table:table-row>
        <table:table-row table:style-name="ro1">
          <table:table-cell office:value-type="float" office:value="22.438597" calcext:value-type="float">
            <text:p>22.43859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1.434443" calcext:value-type="float">
            <text:p>21.434443</text:p>
          </table:table-cell>
          <table:table-cell table:number-columns-repeated="2"/>
        </table:table-row>
        <table:table-row table:style-name="ro1">
          <table:table-cell office:value-type="float" office:value="22.438597" calcext:value-type="float">
            <text:p>22.43859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438597" calcext:value-type="float">
            <text:p>22.438597</text:p>
          </table:table-cell>
          <table:table-cell table:number-columns-repeated="2"/>
        </table:table-row>
        <table:table-row table:style-name="ro1">
          <table:table-cell office:value-type="float" office:value="22.10965" calcext:value-type="float">
            <text:p>22.10965</text:p>
          </table:table-cell>
          <table:table-cell table:number-columns-repeated="2"/>
        </table:table-row>
        <table:table-row table:style-name="ro1">
          <table:table-cell office:value-type="float" office:value="22.438597" calcext:value-type="float">
            <text:p>22.438597</text:p>
          </table:table-cell>
          <table:table-cell table:number-columns-repeated="2"/>
        </table:table-row>
        <table:table-row table:style-name="ro1">
          <table:table-cell office:value-type="float" office:value="22.219297" calcext:value-type="float">
            <text:p>22.219297</text:p>
          </table:table-cell>
          <table:table-cell table:number-columns-repeated="2"/>
        </table:table-row>
        <table:table-row table:style-name="ro1">
          <table:table-cell office:value-type="float" office:value="22.438597" calcext:value-type="float">
            <text:p>22.43859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  <table:table-row table:style-name="ro1">
          <table:table-cell office:value-type="float" office:value="22.328947" calcext:value-type="float">
            <text:p>22.32894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4:34:16.888505871</meta:creation-date>
    <dc:date>2018-12-12T14:44:50.349269920</dc:date>
    <meta:editing-duration>PT23S</meta:editing-duration>
    <meta:editing-cycles>1</meta:editing-cycles>
    <meta:document-statistic meta:table-count="1" meta:cell-count="310" meta:object-count="0"/>
    <meta:generator>LibreOffice/5.1.6.2$Linux_X86_64 LibreOffice_project/10m0$Build-2</meta:generator>
  </office:meta>
</office:document-meta>
</file>